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4597222222222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1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7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Capacity Shortage Test (?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Enable Player Reloa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51d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stain Position debug displa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 position debug display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c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Menu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EntityFactory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E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E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Movi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F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2 floats, x y screen r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18</text:p>
          </table:table-cell>
          <table:table-cell office:value-type="string" table:style-name="ce3">
            <text:p>b</text:p>
          </table:table-cell>
          <table:table-cell office:value-type="string" table:style-name="ce3">
            <text:p>Draw objects?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6</text:p>
          </table:table-cell>
          <table:table-cell table:style-name="ce3"/>
          <table:table-cell office:value-type="string" table:style-name="ce3">
            <text:p>draw cull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4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Logger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tworkPropertiesImp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d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Repor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8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Env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5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nderTarge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C_ChrCam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0d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kx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6383"/>
        </table:table-row>
        <table:table-row table:number-rows-repeated="4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CC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tyMemberInfo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+0x0019</text:p>
          </table:table-cell>
          <table:table-cell table:style-name="ce3"/>
          <table:table-cell office:value-type="string" table:style-name="ce3">
            <text:p>View the updated omitted st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ll Draw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a</text:p>
          </table:table-cell>
          <table:table-cell table:style-name="ce3"/>
          <table:table-cell office:value-type="string" table:style-name="ce3">
            <text:p>NPC Display of local contr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b</text:p>
          </table:table-cell>
          <table:table-cell table:style-name="ce3"/>
          <table:table-cell office:value-type="string" table:style-name="ce3">
            <text:p>disp first floor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70</text:p>
          </table:table-cell>
          <table:table-cell table:style-name="ce3"/>
          <table:table-cell office:value-type="string" table:style-name="ce3">
            <text:p>Fall death 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a8</text:p>
          </table:table-cell>
          <table:table-cell table:style-name="ce3"/>
          <table:table-cell office:value-type="string" table:style-name="ce3">
            <text:p>Damage Direction Indic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dc</text:p>
          </table:table-cell>
          <table:table-cell table:style-name="ce3"/>
          <table:table-cell office:value-type="string" table:style-name="ce3">
            <text:p>New KnockBack Mod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c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s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d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nt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ver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6382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4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Param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38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de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b3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ceGen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Magi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5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Equip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A0</text:p>
          </table:table-cell>
          <table:table-cell office:value-type="string" table:style-name="ce3">
            <text:p>FaceData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5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pository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5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fSpecial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728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Hatland, Lane</dc:creator>
    <meta:creation-date>2018-07-03T01:49:34Z</meta:creation-date>
    <dc:date>2019-06-03T07:09:56Z</dc:date>
    <meta:editing-cycles>40</meta:editing-cycles>
    <meta:editing-duration>PT14966S</meta:editing-duration>
  </office:meta>
</office:document-meta>
</file>